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automatic-styles>
    <style:style style:name="P1" style:family="paragraph" style:parent-style-name="Header">
      <style:text-properties officeooo:rsid="0008e8eb" officeooo:paragraph-rsid="0008e8eb"/>
    </style:style>
    <style:style style:name="P2" style:family="paragraph" style:parent-style-name="Standard">
      <style:paragraph-properties style:writing-mode="lr-tb"/>
      <style:text-properties style:font-name="Sans serif" fo:font-size="13.8000001907349pt" officeooo:paragraph-rsid="0005b390" style:font-size-asian="13.8000001907349pt" style:font-size-complex="13.8000001907349pt"/>
    </style:style>
    <style:style style:name="P3" style:family="paragraph" style:parent-style-name="Standard">
      <style:paragraph-properties style:writing-mode="lr-tb"/>
      <style:text-properties style:font-name="Sans serif" fo:font-size="13.8000001907349pt" officeooo:rsid="0008e8eb" officeooo:paragraph-rsid="0008e8eb" style:font-size-asian="13.8000001907349pt" style:font-size-complex="13.8000001907349pt"/>
    </style:style>
    <style:style style:name="P4" style:family="paragraph" style:parent-style-name="Standard">
      <style:paragraph-properties style:writing-mode="lr-tb"/>
      <style:text-properties style:font-name="Sans serif" fo:font-size="13.8000001907349pt" fo:font-weight="bold" officeooo:rsid="0008e8eb" officeooo:paragraph-rsid="0008e8eb" style:font-size-asian="13.8000001907349pt" style:font-weight-asian="bold" style:font-size-complex="13.8000001907349pt" style:font-weight-complex="bold"/>
    </style:style>
    <style:style style:name="P5" style:family="paragraph" style:parent-style-name="Standard">
      <style:paragraph-properties style:writing-mode="lr-tb"/>
      <style:text-properties style:font-name="Sans serif" fo:font-size="13.8000001907349pt" fo:font-weight="normal" officeooo:rsid="0008e8eb" officeooo:paragraph-rsid="0008e8eb" style:font-size-asian="13.8000001907349pt" style:font-weight-asian="normal" style:font-size-complex="13.8000001907349pt" style:font-weight-complex="normal"/>
    </style:style>
    <style:style style:name="P6" style:family="paragraph" style:parent-style-name="Standard">
      <style:paragraph-properties style:writing-mode="lr-tb"/>
      <style:text-properties officeooo:paragraph-rsid="0005b390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5.6000003814697pt"/>
    </style:style>
    <style:style style:name="T3" style:family="text">
      <style:text-properties style:font-name="sans-serif" fo:font-size="15.6000003814697pt" fo:font-weight="bold" style:font-weight-asian="bold" style:font-weight-complex="bold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officeooo:rsid="0005b3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b390" style:font-weight-asian="bold" style:font-weight-complex="bold"/>
    </style:style>
    <style:style style:name="T8" style:family="text">
      <style:text-properties fo:font-weight="bold" officeooo:rsid="0008e8eb" style:font-weight-asian="bold" style:font-weight-complex="bold"/>
    </style:style>
    <style:style style:name="T9" style:family="text">
      <style:text-properties style:font-name="Sans serif" fo:font-size="13.8000001907349pt" fo:font-weight="bold" style:font-size-asian="13.8000001907349pt" style:font-weight-asian="bold" style:font-size-complex="13.8000001907349pt" style:font-weight-complex="bold"/>
    </style:style>
    <style:style style:name="T10" style:family="text">
      <style:text-properties style:font-name="Sans serif" fo:font-size="13.8000001907349pt" fo:font-weight="bold" officeooo:rsid="0005b390" style:font-size-asian="13.8000001907349pt" style:font-weight-asian="bold" style:font-size-complex="13.8000001907349pt" style:font-weight-complex="bold"/>
    </style:style>
    <style:style style:name="T11" style:family="text">
      <style:text-properties style:font-name="Sans serif" fo:font-size="13.8000001907349pt" style:font-size-asian="13.8000001907349pt" style:font-size-complex="13.8000001907349pt"/>
    </style:style>
    <style:style style:name="T12" style:family="text">
      <style:text-properties fo:font-size="15.6000003814697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background-color="#ffff00" loext:char-shading-value="0"/>
    </style:style>
    <style:style style:name="T15" style:family="text">
      <style:text-properties style:text-underline-style="solid" style:text-underline-width="auto" style:text-underline-color="font-color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6R_mcid19"/><text:bookmark text:name="page6R_mcid14"/><text:bookmark text:name="page6R_mcid20"/><text:span text:style-name="T10">Ejercicio </text:span><text:span text:style-name="T9">4: Añade la etiqueta &lt;abbr&gt; al título 1ºDAW. ¿Para qué se utiliza?</text:span><text:bookmark text:name="page6R_mcid16"/><text:bookmark text:name="page6R_mcid15"/><text:span text:style-name="T11"><text:line-break/>Esta etiqueta se usa para abreviar una palabra. Se puede ver la explicación del término pasando el ratón sobre el contenido del elemento. <text:line-break/></text:span></text:p>
      <text:p text:style-name="P2"><text:span text:style-name="T7">Ejercicio: </text:span><text:span text:style-name="T6">5 Diferencias entre los elementos &lt;header&gt; y &lt;h1&gt;</text:span><text:bookmark text:name="page6R_mcid21"/><text:bookmark text:name="page6R_mcid22"/><text:span text:style-name="T6">.</text:span><text:line-break/>El header ayuda al motor de búsqueda a ordenar la página web, ya que es un<text:line-break/>elemento destinado a ordenar la estructura de la página <text:span text:style-name="T5">web pero</text:span> h1 simplemente es un elemento <text:span text:style-name="T5">que añade encabezados lo que hace que agrande</text:span> el tamaño de la fuente. </text:p>
      <text:p text:style-name="P2"><text:bookmark text:name="page7R_mcid6"/><text:bookmark text:name="page7R_mcid7"/><text:bookmark text:name="page7R_mcid8"/><text:bookmark text:name="page7R_mcid9"/><text:bookmark text:name="page7R_mcid10"/><text:bookmark text:name="page7R_mcid11"/><text:line-break/><text:span text:style-name="T8">Ejercicio </text:span><text:span text:style-name="T3">7:</text:span><text:span text:style-name="T6"> </text:span><text:span text:style-name="T4">Crea dos párrafos con el mismo</text:span><text:span text:style-name="T6"> </text:span><text:span text:style-name="T4">id</text:span><text:span text:style-name="T6"> </text:span><text:span text:style-name="T4">y prueba el código en</text:span><text:bookmark text:name="page7R_mcid12"/><text:span text:style-name="T6"> </text:span><text:span text:style-name="T4">CodePen</text:span><text:bookmark text:name="page7R_mcid13"/><text:span text:style-name="T4">. ¿Qué resultado obtienes?</text:span><text:span text:style-name="T6"> </text:span><text:span text:style-name="T4">Valida</text:span><text:span text:style-name="T6"> </text:span><text:span text:style-name="T4">el código en</text:span><text:span text:style-name="T6"> </text:span><text:span text:style-name="T4">W3C. ¿Qué resultado</text:span><text:span text:style-name="T6"> </text:span><text:span text:style-name="T4">obtienes?</text:span></text:p>
      <text:p text:style-name="P3">En CodePen el resultado es que en la parte de abajo nos muestra como se vería en la página web lo que estamos haciendo en código.</text:p>
      <text:p text:style-name="P3">Y al validar el código en W3C, nos da error de que el id está duplicado.</text:p>
      <text:p text:style-name="P3"/>
      <text:p text:style-name="P4"><text:bookmark text:name="page8R_mcid14"/>Ejercicio 8: Clasificar las etiquetas &lt;i&gt;,&lt;b&gt;,&lt;strong&gt;,&lt;em&gt; en etiquetas de estilo o etiquetas semánticas. </text:p>
      <text:p text:style-name="P5"/>
      <text:p text:style-name="P5"><text:span text:style-name="T15">Etiquetas de estilo</text:span><text:tab/><text:tab/><text:tab/><text:tab/><text:tab/><text:span text:style-name="T15">Etiquetas semánticas</text:span></text:p>
      <text:p text:style-name="P3"><text:tab/>&lt;i&gt;<text:tab/><text:tab/><text:tab/><text:tab/><text:tab/><text:tab/><text:tab/><text:tab/>&lt;em&gt;<text:tab/></text:p>
      <text:p text:style-name="P3"><text:tab/>&lt;b&gt;</text:p>
      <text:p text:style-name="P3"><text:tab/>&lt;strong&gt;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e8eb" officeooo:paragraph-rsid="0008e8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uadalupe Luna Velázqu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01:08:54.156000000</meta:creation-date>
    <dc:date>2021-12-12T01:41:24.681000000</dc:date>
    <meta:editing-duration>PT44S</meta:editing-duration>
    <meta:editing-cycles>1</meta:editing-cycles>
    <meta:document-statistic meta:table-count="0" meta:image-count="0" meta:object-count="0" meta:page-count="1" meta:paragraph-count="11" meta:word-count="183" meta:character-count="1077" meta:non-whitespace-character-count="885"/>
    <meta:generator>LibreOffice/7.2.2.2$Windows_X86_64 LibreOffice_project/02b2acce88a210515b4a5bb2e46cbfb63fe97d56</meta:generator>
  </office:meta>
</office:document-meta>
</file>